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size="12pt" fo:font-style="normal" fo:font-weight="normal" officeooo:rsid="0019d7af" officeooo:paragraph-rsid="0019d7af"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00%" fo:text-align="start" style:justify-single-word="false"/>
      <style:text-properties fo:font-size="12pt" fo:font-style="normal" fo:font-weight="normal" officeooo:rsid="001bf364" officeooo:paragraph-rsid="001bf364"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fo:text-align="start" style:justify-single-word="false"/>
      <style:text-properties fo:font-size="12pt" fo:font-style="normal" fo:font-weight="bold" officeooo:rsid="0017e805" officeooo:paragraph-rsid="0017e805" style:font-size-asian="10.5pt" style:font-style-asian="normal" style:font-weight-asian="bold" style:font-size-complex="12pt" style:font-style-complex="normal" style:font-weight-complex="bold"/>
    </style:style>
    <style:style style:name="P4" style:family="paragraph" style:parent-style-name="Standard">
      <style:paragraph-properties fo:line-height="100%" fo:text-align="start" style:justify-single-word="false"/>
      <style:text-properties fo:font-size="12pt" fo:font-style="normal" fo:font-weight="bold" officeooo:rsid="0017e805" officeooo:paragraph-rsid="0017e805" style:font-size-asian="12pt" style:font-style-asian="normal" style:font-weight-asian="bold" style:font-size-complex="12pt" style:font-style-complex="normal" style:font-weight-complex="bold"/>
    </style:style>
    <style:style style:name="P5" style:family="paragraph" style:parent-style-name="Standard">
      <style:paragraph-properties fo:line-height="100%" fo:text-align="start" style:justify-single-word="false"/>
      <style:text-properties officeooo:rsid="001bf364" officeooo:paragraph-rsid="001bf364"/>
    </style:style>
    <style:style style:name="P6" style:family="paragraph" style:parent-style-name="Standard">
      <style:paragraph-properties fo:line-height="100%" fo:text-align="start" style:justify-single-word="false"/>
      <style:text-properties fo:font-size="14pt" fo:font-weight="bold" officeooo:rsid="0015c9f7" officeooo:paragraph-rsid="0015c9f7" style:font-size-asian="12.25pt" style:font-weight-asian="bold" style:font-size-complex="14pt" style:font-weight-complex="bold"/>
    </style:style>
    <style:style style:name="P7" style:family="paragraph" style:parent-style-name="Standard">
      <style:paragraph-properties fo:line-height="100%" fo:text-align="start" style:justify-single-word="false"/>
      <style:text-properties fo:font-size="14pt" fo:font-style="normal" fo:font-weight="bold" officeooo:rsid="0015c9f7" officeooo:paragraph-rsid="0017e805" style:font-size-asian="12.25pt" style:font-style-asian="normal" style:font-weight-asian="bold" style:font-size-complex="14pt" style:font-style-complex="normal" style:font-weight-complex="bold"/>
    </style:style>
    <style:style style:name="P8" style:family="paragraph" style:parent-style-name="Standard">
      <style:paragraph-properties fo:line-height="100%" fo:text-align="start" style:justify-single-word="false"/>
      <style:text-properties fo:font-size="14pt" fo:font-style="normal" fo:font-weight="bold" officeooo:rsid="0017e805" officeooo:paragraph-rsid="0017e805" style:font-size-asian="12.25pt" style:font-style-asian="normal" style:font-weight-asian="bold" style:font-size-complex="14pt" style:font-style-complex="normal" style:font-weight-complex="bold"/>
    </style:style>
    <style:style style:name="P9" style:family="paragraph" style:parent-style-name="Standard">
      <style:paragraph-properties fo:line-height="100%" fo:text-align="start" style:justify-single-word="false"/>
      <style:text-properties fo:font-size="14pt" fo:font-style="normal" fo:font-weight="bold" officeooo:rsid="00181c42" officeooo:paragraph-rsid="00181c42" style:font-size-asian="12.25pt" style:font-style-asian="normal" style:font-weight-asian="bold" style:font-size-complex="14pt" style:font-style-complex="normal" style:font-weight-complex="bold"/>
    </style:style>
    <style:style style:name="P10" style:family="paragraph" style:parent-style-name="Standard">
      <style:paragraph-properties fo:line-height="100%" fo:text-align="start" style:justify-single-word="false"/>
      <style:text-properties fo:font-weight="bold" officeooo:rsid="0021a3f8" officeooo:paragraph-rsid="0021a3f8" style:font-weight-asian="bold" style:font-weight-complex="bold"/>
    </style:style>
    <style:style style:name="P11" style:family="paragraph" style:parent-style-name="Standard">
      <style:paragraph-properties fo:line-height="100%" fo:text-align="center" style:justify-single-word="false"/>
      <style:text-properties fo:font-size="16pt" fo:font-weight="bold" officeooo:rsid="0015c9f7" officeooo:paragraph-rsid="0015c9f7" style:font-size-asian="14pt" style:font-weight-asian="bold" style:font-size-complex="16pt" style:font-weight-complex="bold"/>
    </style:style>
    <style:style style:name="P12" style:family="paragraph" style:parent-style-name="Standard" style:list-style-name="L1">
      <style:paragraph-properties fo:line-height="100%" fo:text-align="start" style:justify-single-word="false"/>
      <style:text-properties fo:font-size="12pt" fo:font-style="normal" fo:font-weight="normal" officeooo:rsid="00181c42" officeooo:paragraph-rsid="00181c42" style:font-size-asian="10.5pt" style:font-style-asian="normal" style:font-weight-asian="normal" style:font-size-complex="12pt" style:font-style-complex="normal" style:font-weight-complex="normal"/>
    </style:style>
    <style:style style:name="P13" style:family="paragraph" style:parent-style-name="Standard" style:list-style-name="L2">
      <style:paragraph-properties fo:line-height="100%" fo:text-align="start" style:justify-single-word="false"/>
      <style:text-properties fo:font-size="12pt" fo:font-style="normal" fo:font-weight="normal" officeooo:rsid="0019b496" officeooo:paragraph-rsid="0019b496" style:font-size-asian="10.5pt" style:font-style-asian="normal" style:font-weight-asian="normal" style:font-size-complex="12pt" style:font-style-complex="normal" style:font-weight-complex="normal"/>
    </style:style>
    <style:style style:name="P14" style:family="paragraph" style:parent-style-name="Standard" style:list-style-name="L3">
      <style:paragraph-properties fo:line-height="100%" fo:text-align="start" style:justify-single-word="false"/>
      <style:text-properties fo:font-size="12pt" fo:font-style="normal" fo:font-weight="normal" officeooo:rsid="0019b496" officeooo:paragraph-rsid="0019b496" style:font-size-asian="10.5pt" style:font-style-asian="normal" style:font-weight-asian="normal" style:font-size-complex="12pt" style:font-style-complex="normal" style:font-weight-complex="normal"/>
    </style:style>
    <style:style style:name="P15" style:family="paragraph" style:parent-style-name="Standard" style:list-style-name="L5">
      <style:paragraph-properties fo:line-height="100%" fo:text-align="start" style:justify-single-word="false"/>
      <style:text-properties fo:font-size="12pt" fo:font-style="normal" fo:font-weight="normal" officeooo:rsid="0019d7af" officeooo:paragraph-rsid="0019d7af" style:font-size-asian="10.5pt" style:font-style-asian="normal" style:font-weight-asian="normal" style:font-size-complex="12pt" style:font-style-complex="normal" style:font-weight-complex="normal"/>
    </style:style>
    <style:style style:name="P16" style:family="paragraph" style:parent-style-name="Standard" style:list-style-name="L6">
      <style:paragraph-properties fo:line-height="100%" fo:text-align="start" style:justify-single-word="false"/>
      <style:text-properties fo:font-size="12pt" fo:font-style="normal" fo:font-weight="normal" officeooo:rsid="0019d7af" officeooo:paragraph-rsid="0019d7af" style:font-size-asian="10.5pt" style:font-style-asian="normal" style:font-weight-asian="normal" style:font-size-complex="12pt" style:font-style-complex="normal" style:font-weight-complex="normal"/>
    </style:style>
    <style:style style:name="P17" style:family="paragraph" style:parent-style-name="Standard" style:list-style-name="L9">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18" style:family="paragraph" style:parent-style-name="Standard" style:list-style-name="L10">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19" style:family="paragraph" style:parent-style-name="Standard" style:list-style-name="L11">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21" style:family="paragraph" style:parent-style-name="Standard" style:list-style-name="L12">
      <style:paragraph-properties fo:line-height="100%" fo:text-align="start" style:justify-single-word="false"/>
      <style:text-properties fo:font-size="12pt" fo:font-style="normal" fo:font-weight="normal" officeooo:rsid="00219d17" officeooo:paragraph-rsid="00219d17" style:font-size-asian="10.5pt" style:font-style-asian="normal" style:font-weight-asian="normal" style:font-size-complex="12pt" style:font-style-complex="normal" style:font-weight-complex="normal"/>
    </style:style>
    <style:style style:name="P22" style:family="paragraph" style:parent-style-name="Standard" style:list-style-name="L12">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24" style:family="paragraph" style:parent-style-name="Standard" style:list-style-name="L13">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25" style:family="paragraph" style:parent-style-name="Standard" style:list-style-name="L13">
      <style:paragraph-properties fo:line-height="100%" fo:text-align="start" style:justify-single-word="false"/>
      <style:text-properties fo:font-size="12pt" fo:font-style="normal" fo:font-weight="normal" officeooo:rsid="0022817b" officeooo:paragraph-rsid="0022817b" style:font-size-asian="10.5pt" style:font-style-asian="normal" style:font-weight-asian="normal" style:font-size-complex="12pt" style:font-style-complex="normal" style:font-weight-complex="normal"/>
    </style:style>
    <style:style style:name="P26" style:family="paragraph" style:parent-style-name="Standard" style:list-style-name="L14">
      <style:paragraph-properties fo:line-height="100%" fo:text-align="start" style:justify-single-word="false"/>
      <style:text-properties fo:font-size="12pt" fo:font-style="normal" fo:font-weight="normal" officeooo:rsid="002444e1" officeooo:paragraph-rsid="002444e1" style:font-size-asian="10.5pt" style:font-style-asian="normal" style:font-weight-asian="normal" style:font-size-complex="12pt" style:font-style-complex="normal" style:font-weight-complex="normal"/>
    </style:style>
    <style:style style:name="P27" style:family="paragraph" style:parent-style-name="Standard" style:list-style-name="L17">
      <style:paragraph-properties fo:line-height="100%" fo:text-align="start" style:justify-single-word="false"/>
      <style:text-properties fo:font-size="12pt" fo:font-style="normal" fo:font-weight="normal" officeooo:rsid="002444e1" officeooo:paragraph-rsid="00298dae" style:font-size-asian="10.5pt" style:font-style-asian="normal" style:font-weight-asian="normal" style:font-size-complex="12pt" style:font-style-complex="normal" style:font-weight-complex="normal"/>
    </style:style>
    <style:style style:name="P28" style:family="paragraph" style:parent-style-name="Standard" style:list-style-name="L18">
      <style:paragraph-properties fo:line-height="100%" fo:text-align="start" style:justify-single-word="false"/>
      <style:text-properties fo:font-size="12pt" fo:font-style="normal" fo:font-weight="normal" officeooo:rsid="002444e1" officeooo:paragraph-rsid="002b2a0d" style:font-size-asian="10.5pt" style:font-style-asian="normal" style:font-weight-asian="normal" style:font-size-complex="12pt" style:font-style-complex="normal" style:font-weight-complex="normal"/>
    </style:style>
    <style:style style:name="P29" style:family="paragraph" style:parent-style-name="Standard" style:list-style-name="L19">
      <style:paragraph-properties fo:line-height="100%" fo:text-align="start" style:justify-single-word="false"/>
      <style:text-properties fo:font-size="12pt" fo:font-style="normal" fo:font-weight="normal" officeooo:rsid="002444e1" officeooo:paragraph-rsid="002b2a0d" style:font-size-asian="10.5pt" style:font-style-asian="normal" style:font-weight-asian="normal" style:font-size-complex="12pt" style:font-style-complex="normal" style:font-weight-complex="normal"/>
    </style:style>
    <style:style style:name="P30" style:family="paragraph" style:parent-style-name="Standard" style:list-style-name="L14">
      <style:paragraph-properties fo:line-height="100%" fo:text-align="start" style:justify-single-word="false"/>
      <style:text-properties fo:font-size="12pt" fo:font-style="normal" fo:font-weight="normal" officeooo:rsid="0025045b" officeooo:paragraph-rsid="0025045b" style:font-size-asian="10.5pt" style:font-style-asian="normal" style:font-weight-asian="normal" style:font-size-complex="12pt" style:font-style-complex="normal" style:font-weight-complex="normal"/>
    </style:style>
    <style:style style:name="P31" style:family="paragraph" style:parent-style-name="Standard" style:list-style-name="L15">
      <style:paragraph-properties fo:line-height="100%" fo:text-align="start" style:justify-single-word="false"/>
      <style:text-properties fo:font-size="12pt" fo:font-style="normal" fo:font-weight="normal" officeooo:rsid="00258f28" officeooo:paragraph-rsid="00258f28"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00%" fo:text-align="start" style:justify-single-word="false"/>
      <style:text-properties fo:font-size="12pt" fo:font-style="normal" fo:font-weight="normal" officeooo:rsid="0027816f" officeooo:paragraph-rsid="0027816f" style:font-size-asian="10.5pt" style:font-style-asian="normal" style:font-weight-asian="normal" style:font-size-complex="12pt" style:font-style-complex="normal" style:font-weight-complex="normal"/>
    </style:style>
    <style:style style:name="P33" style:family="paragraph" style:parent-style-name="Standard" style:list-style-name="L17">
      <style:paragraph-properties fo:line-height="100%" fo:text-align="start" style:justify-single-word="false"/>
      <style:text-properties fo:font-size="12pt" fo:font-style="normal" fo:font-weight="normal" officeooo:rsid="00298dae" officeooo:paragraph-rsid="00298dae" style:font-size-asian="10.5pt" style:font-style-asian="normal" style:font-weight-asian="normal" style:font-size-complex="12pt" style:font-style-complex="normal" style:font-weight-complex="normal"/>
    </style:style>
    <style:style style:name="P34" style:family="paragraph" style:parent-style-name="Standard" style:list-style-name="L18">
      <style:paragraph-properties fo:line-height="100%" fo:text-align="start" style:justify-single-word="false"/>
      <style:text-properties fo:font-size="12pt" fo:font-style="normal" fo:font-weight="normal" officeooo:rsid="00298dae" officeooo:paragraph-rsid="002b2a0d" style:font-size-asian="10.5pt" style:font-style-asian="normal" style:font-weight-asian="normal" style:font-size-complex="12pt" style:font-style-complex="normal" style:font-weight-complex="normal"/>
    </style:style>
    <style:style style:name="P35" style:family="paragraph" style:parent-style-name="Standard" style:list-style-name="L19">
      <style:paragraph-properties fo:line-height="100%" fo:text-align="start" style:justify-single-word="false"/>
      <style:text-properties fo:font-size="12pt" fo:font-style="normal" fo:font-weight="normal" officeooo:rsid="00298dae" officeooo:paragraph-rsid="002b2a0d" style:font-size-asian="10.5pt" style:font-style-asian="normal" style:font-weight-asian="normal" style:font-size-complex="12pt" style:font-style-complex="normal" style:font-weight-complex="normal"/>
    </style:style>
    <style:style style:name="P36" style:family="paragraph" style:parent-style-name="Standard" style:list-style-name="L20">
      <style:paragraph-properties fo:line-height="100%" fo:text-align="start" style:justify-single-word="false"/>
      <style:text-properties fo:font-size="12pt" fo:font-style="normal" fo:font-weight="normal" officeooo:rsid="002bbc9c" officeooo:paragraph-rsid="002bbc9c" style:font-size-asian="10.5pt" style:font-style-asian="normal" style:font-weight-asian="normal" style:font-size-complex="12pt" style:font-style-complex="normal" style:font-weight-complex="normal"/>
    </style:style>
    <style:style style:name="P37" style:family="paragraph" style:parent-style-name="Standard" style:list-style-name="L3">
      <style:paragraph-properties fo:line-height="100%" fo:text-align="start" style:justify-single-word="false"/>
      <style:text-properties fo:font-size="12pt" fo:font-style="normal" fo:font-weight="normal" officeooo:rsid="0019b496" officeooo:paragraph-rsid="0019b496" style:font-size-asian="12pt" style:font-style-asian="normal" style:font-weight-asian="normal" style:font-size-complex="12pt" style:font-style-complex="normal" style:font-weight-complex="normal"/>
    </style:style>
    <style:style style:name="P38" style:family="paragraph" style:parent-style-name="Standard" style:list-style-name="L4">
      <style:paragraph-properties fo:line-height="100%" fo:text-align="start" style:justify-single-word="false"/>
      <style:text-properties fo:font-size="12pt" fo:font-style="normal" fo:font-weight="normal" officeooo:rsid="0019b496" officeooo:paragraph-rsid="0019b496" style:font-size-asian="12pt" style:font-style-asian="normal" style:font-weight-asian="normal" style:font-size-complex="12pt" style:font-style-complex="normal" style:font-weight-complex="normal"/>
    </style:style>
    <style:style style:name="P39" style:family="paragraph" style:parent-style-name="Standard" style:list-style-name="L6">
      <style:paragraph-properties fo:line-height="100%" fo:text-align="start" style:justify-single-word="false"/>
      <style:text-properties fo:font-size="12pt" fo:font-style="normal" fo:font-weight="normal" officeooo:rsid="0019d7af" officeooo:paragraph-rsid="0019d7af"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line-height="100%" fo:text-align="start" style:justify-single-word="false"/>
      <style:text-properties fo:font-size="12pt" fo:font-style="normal" fo:font-weight="normal" officeooo:rsid="001c5439" officeooo:paragraph-rsid="001c5439" style:font-size-asian="12pt" style:font-style-asian="normal" style:font-weight-asian="normal" style:font-size-complex="12pt" style:font-style-complex="normal" style:font-weight-complex="normal"/>
    </style:style>
    <style:style style:name="P41" style:family="paragraph" style:parent-style-name="Standard" style:list-style-name="L10">
      <style:paragraph-properties fo:line-height="100%" fo:text-align="start" style:justify-single-word="false"/>
      <style:text-properties fo:font-size="12pt" fo:font-style="normal" fo:font-weight="normal" officeooo:rsid="001f80a4" officeooo:paragraph-rsid="001f80a4" style:font-size-asian="12pt" style:font-style-asian="normal" style:font-weight-asian="normal" style:font-size-complex="12pt" style:font-style-complex="normal" style:font-weight-complex="normal"/>
    </style:style>
    <style:style style:name="P42" style:family="paragraph" style:parent-style-name="Standard" style:list-style-name="L13">
      <style:paragraph-properties fo:line-height="100%" fo:text-align="start" style:justify-single-word="false"/>
      <style:text-properties fo:font-size="12pt" fo:font-style="normal" fo:font-weight="bold" officeooo:rsid="0022817b" officeooo:paragraph-rsid="0022817b" style:font-size-asian="10.5pt" style:font-style-asian="normal" style:font-weight-asian="bold" style:font-size-complex="12pt" style:font-style-complex="normal" style:font-weight-complex="bold"/>
    </style:style>
    <style:style style:name="P43" style:family="paragraph" style:parent-style-name="Standard" style:list-style-name="L15">
      <style:paragraph-properties fo:line-height="100%" fo:text-align="start" style:justify-single-word="false"/>
      <style:text-properties fo:font-size="12pt" fo:font-style="normal" fo:font-weight="bold" officeooo:rsid="00258f28" officeooo:paragraph-rsid="00258f28" style:font-size-asian="10.5pt" style:font-style-asian="normal" style:font-weight-asian="bold" style:font-size-complex="12pt" style:font-style-complex="normal" style:font-weight-complex="bold"/>
    </style:style>
    <style:style style:name="P44" style:family="paragraph" style:parent-style-name="Standard" style:list-style-name="L15">
      <style:paragraph-properties fo:line-height="100%" fo:text-align="start" style:justify-single-word="false"/>
      <style:text-properties fo:font-size="12pt" fo:font-style="normal" fo:font-weight="bold" officeooo:rsid="0027816f" officeooo:paragraph-rsid="0027816f" style:font-size-asian="10.5pt" style:font-style-asian="normal" style:font-weight-asian="bold" style:font-size-complex="12pt" style:font-style-complex="normal" style:font-weight-complex="bold"/>
    </style:style>
    <style:style style:name="P45" style:family="paragraph" style:parent-style-name="Standard" style:list-style-name="L15">
      <style:paragraph-properties fo:line-height="100%" fo:text-align="start" style:justify-single-word="false"/>
      <style:text-properties fo:font-size="12pt" fo:font-style="normal" fo:font-weight="bold" officeooo:rsid="0028cbed" officeooo:paragraph-rsid="0028cbed" style:font-size-asian="10.5pt" style:font-style-asian="normal" style:font-weight-asian="bold" style:font-size-complex="12pt" style:font-style-complex="normal" style:font-weight-complex="bold"/>
    </style:style>
    <style:style style:name="P46" style:family="paragraph" style:parent-style-name="Standard" style:list-style-name="L9">
      <style:paragraph-properties fo:line-height="100%" fo:text-align="start" style:justify-single-word="false"/>
      <style:text-properties fo:font-size="12pt" fo:font-style="italic" fo:font-weight="normal" officeooo:rsid="001f80a4" officeooo:paragraph-rsid="001f80a4" style:font-size-asian="12pt" style:font-style-asian="italic" style:font-weight-asian="normal" style:font-size-complex="12pt" style:font-style-complex="italic" style:font-weight-complex="normal"/>
    </style:style>
    <style:style style:name="P47" style:family="paragraph" style:parent-style-name="Standard" style:list-style-name="L11">
      <style:paragraph-properties fo:line-height="100%" fo:text-align="start" style:justify-single-word="false"/>
      <style:text-properties fo:font-size="12pt" fo:font-style="italic" fo:font-weight="normal" officeooo:rsid="001f80a4" officeooo:paragraph-rsid="001f80a4" style:font-size-asian="10.5pt" style:font-style-asian="italic" style:font-weight-asian="normal" style:font-size-complex="12pt" style:font-style-complex="italic" style:font-weight-complex="normal"/>
    </style:style>
    <style:style style:name="P48" style:family="paragraph" style:parent-style-name="Standard" style:list-style-name="L12">
      <style:paragraph-properties fo:line-height="100%" fo:text-align="start" style:justify-single-word="false"/>
      <style:text-properties fo:font-size="12pt" fo:font-style="italic" fo:font-weight="normal" officeooo:rsid="00219d17" officeooo:paragraph-rsid="00219d17" style:font-size-asian="10.5pt" style:font-style-asian="italic" style:font-weight-asian="normal" style:font-size-complex="12pt" style:font-style-complex="italic" style:font-weight-complex="normal"/>
    </style:style>
    <style:style style:name="P49" style:family="paragraph" style:parent-style-name="Standard" style:list-style-name="L12">
      <style:paragraph-properties fo:line-height="100%" fo:text-align="start" style:justify-single-word="false"/>
      <style:text-properties fo:font-size="12pt" fo:font-style="italic" fo:font-weight="normal" officeooo:rsid="0021a3f8" officeooo:paragraph-rsid="0021a3f8" style:font-size-asian="10.5pt" style:font-style-asian="italic" style:font-weight-asian="normal" style:font-size-complex="12pt" style:font-style-complex="italic" style:font-weight-complex="normal"/>
    </style:style>
    <style:style style:name="P50" style:family="paragraph" style:parent-style-name="Standard" style:list-style-name="L13">
      <style:paragraph-properties fo:line-height="100%" fo:text-align="start" style:justify-single-word="false"/>
      <style:text-properties fo:font-size="12pt" fo:font-style="italic" fo:font-weight="normal" officeooo:rsid="0021a3f8" officeooo:paragraph-rsid="0021a3f8" style:font-size-asian="10.5pt" style:font-style-asian="italic" style:font-weight-asian="normal" style:font-size-complex="12pt" style:font-style-complex="italic" style:font-weight-complex="normal"/>
    </style:style>
    <style:style style:name="P51" style:family="paragraph" style:parent-style-name="Standard" style:list-style-name="L14">
      <style:paragraph-properties fo:line-height="100%" fo:text-align="start" style:justify-single-word="false"/>
      <style:text-properties fo:font-size="12pt" fo:font-style="italic" fo:font-weight="normal" officeooo:rsid="002444e1" officeooo:paragraph-rsid="002444e1" style:font-size-asian="10.5pt" style:font-style-asian="italic" style:font-weight-asian="normal" style:font-size-complex="12pt" style:font-style-complex="italic" style:font-weight-complex="normal"/>
    </style:style>
    <style:style style:name="P52" style:family="paragraph" style:parent-style-name="Standard" style:list-style-name="L14">
      <style:paragraph-properties fo:line-height="100%" fo:text-align="start" style:justify-single-word="false"/>
      <style:text-properties fo:font-size="12pt" fo:font-style="italic" fo:font-weight="normal" officeooo:rsid="00252dee" officeooo:paragraph-rsid="00252dee"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00%" fo:text-align="start" style:justify-single-word="false"/>
      <style:text-properties fo:font-size="12pt" fo:font-style="italic" fo:font-weight="normal" officeooo:rsid="00252dee" officeooo:paragraph-rsid="00252dee" style:font-size-asian="10.5pt" style:font-style-asian="italic" style:font-weight-asian="normal" style:font-size-complex="12pt" style:font-style-complex="italic" style:font-weight-complex="normal"/>
    </style:style>
    <style:style style:name="P54" style:family="paragraph" style:parent-style-name="Standard" style:list-style-name="L15">
      <style:paragraph-properties fo:line-height="100%" fo:text-align="start" style:justify-single-word="false"/>
      <style:text-properties fo:font-size="12pt" fo:font-style="italic" fo:font-weight="normal" officeooo:rsid="00258f28" officeooo:paragraph-rsid="00258f28" style:font-size-asian="10.5pt" style:font-style-asian="italic" style:font-weight-asian="normal" style:font-size-complex="12pt" style:font-style-complex="italic" style:font-weight-complex="normal"/>
    </style:style>
    <style:style style:name="P55" style:family="paragraph" style:parent-style-name="Standard">
      <style:paragraph-properties fo:line-height="100%" fo:text-align="start" style:justify-single-word="false"/>
      <style:text-properties fo:font-size="12pt" fo:font-style="italic" fo:font-weight="normal" officeooo:rsid="00258f28" officeooo:paragraph-rsid="00258f28" style:font-size-asian="10.5pt" style:font-style-asian="italic" style:font-weight-asian="normal" style:font-size-complex="12pt" style:font-style-complex="italic" style:font-weight-complex="normal"/>
    </style:style>
    <style:style style:name="P56" style:family="paragraph" style:parent-style-name="Standard" style:list-style-name="L15">
      <style:paragraph-properties fo:line-height="100%" fo:text-align="start" style:justify-single-word="false"/>
      <style:text-properties fo:font-size="12pt" fo:font-style="italic" fo:font-weight="normal" officeooo:rsid="0028cbed" officeooo:paragraph-rsid="0028cbed" style:font-size-asian="10.5pt" style:font-style-asian="italic" style:font-weight-asian="normal" style:font-size-complex="12pt" style:font-style-complex="italic" style:font-weight-complex="normal"/>
    </style:style>
    <style:style style:name="P57" style:family="paragraph" style:parent-style-name="Standard" style:list-style-name="L17">
      <style:paragraph-properties fo:line-height="100%" fo:text-align="start" style:justify-single-word="false"/>
      <style:text-properties fo:font-size="12pt" fo:font-style="italic" fo:font-weight="normal" officeooo:rsid="00298dae" officeooo:paragraph-rsid="00298dae" style:font-size-asian="10.5pt" style:font-style-asian="italic" style:font-weight-asian="normal" style:font-size-complex="12pt" style:font-style-complex="italic" style:font-weight-complex="normal"/>
    </style:style>
    <style:style style:name="P58" style:family="paragraph" style:parent-style-name="Standard" style:list-style-name="L18">
      <style:paragraph-properties fo:line-height="100%" fo:text-align="start" style:justify-single-word="false"/>
      <style:text-properties fo:font-size="12pt" fo:font-style="italic" fo:font-weight="normal" officeooo:rsid="00298dae" officeooo:paragraph-rsid="002b2a0d" style:font-size-asian="10.5pt" style:font-style-asian="italic" style:font-weight-asian="normal" style:font-size-complex="12pt" style:font-style-complex="italic" style:font-weight-complex="normal"/>
    </style:style>
    <style:style style:name="P59" style:family="paragraph" style:parent-style-name="Standard" style:list-style-name="L19">
      <style:paragraph-properties fo:line-height="100%" fo:text-align="start" style:justify-single-word="false"/>
      <style:text-properties fo:font-size="12pt" fo:font-style="italic" fo:font-weight="normal" officeooo:rsid="00298dae" officeooo:paragraph-rsid="002b2a0d" style:font-size-asian="10.5pt" style:font-style-asian="italic" style:font-weight-asian="normal" style:font-size-complex="12pt" style:font-style-complex="italic" style:font-weight-complex="normal"/>
    </style:style>
    <style:style style:name="P60" style:family="paragraph" style:parent-style-name="Standard" style:list-style-name="L19">
      <style:paragraph-properties fo:line-height="100%" fo:text-align="start" style:justify-single-word="false"/>
      <style:text-properties fo:font-size="12pt" fo:font-style="italic" fo:font-weight="normal" officeooo:rsid="002b2a0d" officeooo:paragraph-rsid="002b2a0d" style:font-size-asian="10.5pt" style:font-style-asian="italic" style:font-weight-asian="normal" style:font-size-complex="12pt" style:font-style-complex="italic" style:font-weight-complex="normal"/>
    </style:style>
    <style:style style:name="P61" style:family="paragraph" style:parent-style-name="Standard" style:list-style-name="L5">
      <style:paragraph-properties fo:line-height="100%" fo:text-align="start" style:justify-single-word="false"/>
      <style:text-properties officeooo:paragraph-rsid="0019d7af"/>
    </style:style>
    <style:style style:name="P62" style:family="paragraph" style:parent-style-name="Standard" style:list-style-name="L6">
      <style:paragraph-properties fo:line-height="100%" fo:text-align="start" style:justify-single-word="false"/>
      <style:text-properties officeooo:paragraph-rsid="0019d7af"/>
    </style:style>
    <style:style style:name="P63" style:family="paragraph" style:parent-style-name="Standard" style:list-style-name="L7">
      <style:paragraph-properties fo:line-height="100%" fo:text-align="start" style:justify-single-word="false"/>
      <style:text-properties officeooo:paragraph-rsid="001b80f5"/>
    </style:style>
    <style:style style:name="P64" style:family="paragraph" style:parent-style-name="Standard" style:list-style-name="L7">
      <style:paragraph-properties fo:line-height="100%" fo:text-align="start" style:justify-single-word="false"/>
      <style:text-properties officeooo:paragraph-rsid="001bf364"/>
    </style:style>
    <style:style style:name="P65" style:family="paragraph" style:parent-style-name="Standard" style:list-style-name="L8">
      <style:paragraph-properties fo:line-height="100%" fo:text-align="start" style:justify-single-word="false"/>
      <style:text-properties officeooo:paragraph-rsid="001fe1e5"/>
    </style:style>
    <style:style style:name="P66" style:family="paragraph" style:parent-style-name="Standard" style:list-style-name="L8">
      <style:paragraph-properties fo:line-height="100%" fo:text-align="start" style:justify-single-word="false"/>
      <style:text-properties officeooo:paragraph-rsid="001d97d8"/>
    </style:style>
    <style:style style:name="P67" style:family="paragraph" style:parent-style-name="Standard" style:list-style-name="L9">
      <style:paragraph-properties fo:line-height="100%" fo:text-align="start" style:justify-single-word="false"/>
      <style:text-properties officeooo:paragraph-rsid="001f80a4"/>
    </style:style>
    <style:style style:name="P68" style:family="paragraph" style:parent-style-name="Standard" style:list-style-name="L10">
      <style:paragraph-properties fo:line-height="100%" fo:text-align="start" style:justify-single-word="false"/>
      <style:text-properties officeooo:paragraph-rsid="001f80a4"/>
    </style:style>
    <style:style style:name="P69" style:family="paragraph" style:parent-style-name="Standard" style:list-style-name="L12">
      <style:paragraph-properties fo:line-height="100%" fo:text-align="start" style:justify-single-word="false"/>
      <style:text-properties officeooo:paragraph-rsid="00219d17"/>
    </style:style>
    <style:style style:name="P70" style:family="paragraph" style:parent-style-name="Standard" style:list-style-name="L14">
      <style:paragraph-properties fo:line-height="100%" fo:text-align="start" style:justify-single-word="false"/>
      <style:text-properties officeooo:paragraph-rsid="002444e1"/>
    </style:style>
    <style:style style:name="P71" style:family="paragraph" style:parent-style-name="Standard" style:list-style-name="L16">
      <style:paragraph-properties fo:line-height="100%" fo:text-align="start" style:justify-single-word="false"/>
      <style:text-properties officeooo:paragraph-rsid="0017e805"/>
    </style:style>
    <style:style style:name="P72" style:family="paragraph" style:parent-style-name="Standard" style:list-style-name="L17">
      <style:paragraph-properties fo:line-height="100%" fo:text-align="start" style:justify-single-word="false"/>
      <style:text-properties officeooo:paragraph-rsid="00298dae"/>
    </style:style>
    <style:style style:name="P73" style:family="paragraph" style:parent-style-name="Standard" style:list-style-name="L18">
      <style:paragraph-properties fo:line-height="100%" fo:text-align="start" style:justify-single-word="false"/>
      <style:text-properties officeooo:paragraph-rsid="002b2a0d"/>
    </style:style>
    <style:style style:name="P74" style:family="paragraph" style:parent-style-name="Standard" style:list-style-name="L19">
      <style:paragraph-properties fo:line-height="100%" fo:text-align="start" style:justify-single-word="false"/>
      <style:text-properties officeooo:paragraph-rsid="002b2a0d"/>
    </style:style>
    <style:style style:name="P75" style:family="paragraph" style:parent-style-name="Standard" style:list-style-name="L5">
      <style:paragraph-properties fo:line-height="100%" fo:text-align="start" style:justify-single-word="false"/>
      <style:text-properties fo:font-style="normal" officeooo:rsid="0019d7af" officeooo:paragraph-rsid="0019d7af" style:font-style-asian="normal" style:font-style-complex="normal"/>
    </style:style>
    <style:style style:name="P76" style:family="paragraph" style:parent-style-name="Standard" style:list-style-name="L19">
      <style:text-properties fo:font-style="normal" officeooo:rsid="002b2a0d" officeooo:paragraph-rsid="002b2a0d" style:font-style-asian="normal" style:font-style-complex="normal"/>
    </style:style>
    <style:style style:name="P77" style:family="paragraph" style:parent-style-name="Standard" style:list-style-name="L14">
      <style:paragraph-properties fo:line-height="100%" fo:text-align="start" style:justify-single-word="false"/>
      <style:text-properties fo:font-style="normal" fo:font-weight="bold" officeooo:rsid="002444e1" officeooo:paragraph-rsid="002444e1" style:font-style-asian="normal" style:font-weight-asian="bold" style:font-style-complex="normal" style:font-weight-complex="bold"/>
    </style:style>
    <style:style style:name="P78" style:family="paragraph" style:parent-style-name="Standard" style:list-style-name="L5">
      <style:paragraph-properties fo:line-height="100%" fo:text-align="start" style:justify-single-word="false"/>
      <style:text-properties officeooo:rsid="0019d7af" officeooo:paragraph-rsid="0019d7af"/>
    </style:style>
    <style:style style:name="P79" style:family="paragraph" style:parent-style-name="Standard" style:list-style-name="L6">
      <style:paragraph-properties fo:line-height="100%" fo:text-align="start" style:justify-single-word="false"/>
      <style:text-properties officeooo:rsid="0019d7af" officeooo:paragraph-rsid="0019d7af"/>
    </style:style>
    <style:style style:name="P80" style:family="paragraph" style:parent-style-name="Standard" style:list-style-name="L7">
      <style:paragraph-properties fo:line-height="100%" fo:text-align="start" style:justify-single-word="false"/>
      <style:text-properties officeooo:rsid="001bf364" officeooo:paragraph-rsid="001bf364"/>
    </style:style>
    <style:style style:name="P81" style:family="paragraph" style:parent-style-name="Standard" style:list-style-name="L10">
      <style:paragraph-properties fo:line-height="100%" fo:text-align="start" style:justify-single-word="false"/>
      <style:text-properties officeooo:rsid="001f80a4" officeooo:paragraph-rsid="001f80a4"/>
    </style:style>
    <style:style style:name="P82" style:family="paragraph" style:parent-style-name="Standard">
      <style:paragraph-properties fo:line-height="100%" fo:text-align="start" style:justify-single-word="false"/>
      <style:text-properties fo:font-size="14pt" fo:font-style="normal" fo:font-weight="bold" officeooo:rsid="00219d17" officeooo:paragraph-rsid="00219d17" style:font-size-asian="10.5pt" style:font-style-asian="normal" style:font-weight-asian="bold" style:font-size-complex="12pt" style:font-style-complex="normal" style:font-weight-complex="bold"/>
    </style:style>
    <style:style style:name="P83" style:family="paragraph" style:parent-style-name="Standard">
      <style:paragraph-properties fo:line-height="100%" fo:text-align="start" style:justify-single-word="false"/>
      <style:text-properties fo:font-size="14pt" fo:font-style="normal" fo:font-weight="bold" officeooo:rsid="00298dae" officeooo:paragraph-rsid="00298dae" style:font-size-asian="10.5pt" style:font-style-asian="normal" style:font-weight-asian="bold" style:font-size-complex="12pt" style:font-style-complex="normal" style:font-weight-complex="bold"/>
    </style:style>
    <style:style style:name="P84" style:family="paragraph" style:parent-style-name="Standard">
      <style:text-properties fo:font-size="14pt" fo:font-weight="bold" style:font-size-asian="14pt" style:font-weight-asian="bold" style:font-size-complex="14pt" style:font-weight-complex="bold"/>
    </style:style>
    <style:style style:name="P85" style:family="paragraph" style:parent-style-name="Standard">
      <style:text-properties fo:font-size="14pt" fo:font-weight="bold" style:font-weight-asian="bold" style:font-weight-complex="bold"/>
    </style:style>
    <style:style style:name="P86" style:family="paragraph" style:parent-style-name="Standard" style:list-style-name="L12">
      <style:paragraph-properties fo:line-height="100%" fo:text-align="start" style:justify-single-word="false"/>
      <style:text-properties fo:font-weight="bold" officeooo:rsid="00219d17" officeooo:paragraph-rsid="00219d17" style:font-weight-asian="bold" style:font-weight-complex="bold"/>
    </style:style>
    <style:style style:name="P87" style:family="paragraph" style:parent-style-name="Standard" style:list-style-name="L12">
      <style:paragraph-properties fo:line-height="100%" fo:text-align="start" style:justify-single-word="false"/>
      <style:text-properties fo:font-weight="bold" officeooo:rsid="0021a3f8" officeooo:paragraph-rsid="0021a3f8" style:font-weight-asian="bold" style:font-weight-complex="bold"/>
    </style:style>
    <style:style style:name="P88" style:family="paragraph" style:parent-style-name="Standard" style:list-style-name="L13"/>
    <style:style style:name="P89" style:family="paragraph" style:parent-style-name="Standard" style:list-style-name="L13">
      <style:text-properties officeooo:rsid="002444e1" officeooo:paragraph-rsid="002444e1"/>
    </style:style>
    <style:style style:name="P90" style:family="paragraph" style:parent-style-name="Standard" style:list-style-name="L14">
      <style:paragraph-properties fo:line-height="100%" fo:text-align="start" style:justify-single-word="false"/>
      <style:text-properties officeooo:rsid="002444e1" officeooo:paragraph-rsid="002444e1"/>
    </style:style>
    <style:style style:name="P91" style:family="paragraph" style:parent-style-name="Standard" style:list-style-name="L13">
      <style:text-properties fo:font-style="italic" officeooo:rsid="002444e1" officeooo:paragraph-rsid="002444e1" style:font-style-asian="italic" style:font-style-complex="italic"/>
    </style:style>
    <style:style style:name="P92" style:family="paragraph" style:parent-style-name="Standard" style:list-style-name="L18">
      <style:paragraph-properties fo:line-height="100%" fo:text-align="start" style:justify-single-word="false"/>
      <style:text-properties fo:font-style="italic" officeooo:paragraph-rsid="002b2a0d" style:font-style-asian="italic" style:font-style-complex="italic"/>
    </style:style>
    <style:style style:name="P93" style:family="paragraph" style:parent-style-name="Standard" style:list-style-name="L14">
      <style:paragraph-properties fo:line-height="100%" fo:text-align="start" style:justify-single-word="false"/>
      <style:text-properties officeooo:rsid="0025045b" officeooo:paragraph-rsid="0025045b"/>
    </style:style>
    <style:style style:name="P94" style:family="paragraph" style:parent-style-name="Standard" style:list-style-name="L14">
      <style:paragraph-properties fo:line-height="100%" fo:text-align="start" style:justify-single-word="false"/>
      <style:text-properties officeooo:rsid="00252dee" officeooo:paragraph-rsid="00252dee"/>
    </style:style>
    <style:style style:name="P95" style:family="paragraph" style:parent-style-name="Standard" style:list-style-name="L17"/>
    <style:style style:name="P96" style:family="paragraph" style:parent-style-name="Standard" style:list-style-name="L17">
      <style:text-properties officeooo:rsid="00298dae" officeooo:paragraph-rsid="00298dae"/>
    </style:style>
    <style:style style:name="P97" style:family="paragraph" style:parent-style-name="Standard" style:list-style-name="L18">
      <style:text-properties officeooo:rsid="00298dae" officeooo:paragraph-rsid="002b2a0d"/>
    </style:style>
    <style:style style:name="P98" style:family="paragraph" style:parent-style-name="Standard" style:list-style-name="L19">
      <style:text-properties officeooo:rsid="00298dae" officeooo:paragraph-rsid="002b2a0d"/>
    </style:style>
    <style:style style:name="P99" style:family="paragraph" style:parent-style-name="Standard" style:list-style-name="L18">
      <style:text-properties officeooo:paragraph-rsid="002b2a0d"/>
    </style:style>
    <style:style style:name="P100" style:family="paragraph" style:parent-style-name="Standard" style:list-style-name="L19"/>
    <style:style style:name="P101" style:family="paragraph" style:parent-style-name="Standard" style:list-style-name="L19">
      <style:text-properties officeooo:rsid="002b2a0d" officeooo:paragraph-rsid="002b2a0d"/>
    </style:style>
    <style:style style:name="P102" style:family="paragraph" style:parent-style-name="Text_20_body" style:list-style-name="L12">
      <style:paragraph-properties fo:line-height="100%"/>
    </style:style>
    <style:style style:name="T1" style:family="text">
      <style:text-properties fo:font-size="14pt" style:font-size-asian="12.25pt" style:font-size-complex="14pt"/>
    </style:style>
    <style:style style:name="T2" style:family="text">
      <style:text-properties fo:font-size="14pt" officeooo:rsid="0015c9f7" style:font-size-asian="12.25pt" style:font-size-complex="14pt"/>
    </style:style>
    <style:style style:name="T3" style:family="text">
      <style:text-properties fo:font-size="14pt" officeooo:rsid="001d97d8" style:font-size-asian="12.25pt" style:font-size-complex="14pt"/>
    </style:style>
    <style:style style:name="T4" style:family="text">
      <style:text-properties fo:font-style="italic" style:font-style-asian="italic" style:font-style-complex="italic"/>
    </style:style>
    <style:style style:name="T5" style:family="text">
      <style:text-properties fo:font-style="italic" officeooo:rsid="00219d17" style:font-style-asian="italic" style:font-style-complex="italic"/>
    </style:style>
    <style:style style:name="T6" style:family="text">
      <style:text-properties fo:font-style="italic" officeooo:rsid="0022817b" style:font-style-asian="italic" style:font-style-complex="italic"/>
    </style:style>
    <style:style style:name="T7" style:family="text">
      <style:text-properties fo:font-style="italic" officeooo:rsid="00298dae" style:font-style-asian="italic" style:font-style-complex="italic"/>
    </style:style>
    <style:style style:name="T8" style:family="text">
      <style:text-properties fo:font-style="italic" officeooo:rsid="002b2a0d"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ize-asian="12p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fb422" style:font-style-asian="normal" style:font-style-complex="normal"/>
    </style:style>
    <style:style style:name="T14" style:family="text">
      <style:text-properties fo:font-style="normal" officeooo:rsid="00219d17" style:font-style-asian="normal" style:font-style-complex="normal"/>
    </style:style>
    <style:style style:name="T15" style:family="text">
      <style:text-properties fo:font-style="normal" officeooo:rsid="0022817b" style:font-style-asian="normal" style:font-style-complex="normal"/>
    </style:style>
    <style:style style:name="T16" style:family="text">
      <style:text-properties fo:font-style="normal" officeooo:rsid="00298dae" style:font-style-asian="normal" style:font-style-complex="normal"/>
    </style:style>
    <style:style style:name="T17" style:family="text">
      <style:text-properties fo:font-style="normal" officeooo:rsid="002b2a0d"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12pt" fo:font-style="normal" fo:font-weight="bold" officeooo:rsid="0017e805" style:font-size-asian="10.5pt" style:font-style-asian="normal" style:font-weight-asian="bold" style:font-size-complex="12pt" style:font-style-complex="normal" style:font-weight-complex="bold"/>
    </style:style>
    <style:style style:name="T21" style:family="text">
      <style:text-properties fo:font-size="12pt" fo:font-style="normal" fo:font-weight="bold" officeooo:rsid="00219d17" style:font-size-asian="10.5pt" style:font-style-asian="normal" style:font-weight-asian="bold" style:font-size-complex="12pt" style:font-style-complex="normal" style:font-weight-complex="bold"/>
    </style:style>
    <style:style style:name="T22" style:family="text">
      <style:text-properties fo:font-size="12pt" fo:font-style="normal" fo:font-weight="bold" style:font-size-asian="12pt" style:font-style-asian="normal" style:font-weight-asian="bold" style:font-size-complex="12pt" style:font-style-complex="normal" style:font-weight-complex="bold"/>
    </style:style>
    <style:style style:name="T2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19d7af"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1b80f5"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1bf364"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219d1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2444e1"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52dee"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298dae"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2b2a0d"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19d7af"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1bf364"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1d97d8"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1f80a4"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1fe1e5" style:font-size-asian="12pt" style:font-style-asian="normal" style:font-weight-asian="normal" style:font-size-complex="12pt" style:font-style-complex="normal" style:font-weight-complex="normal"/>
    </style:style>
    <style:style style:name="T38" style:family="text">
      <style:text-properties fo:font-size="12pt" fo:font-style="normal" style:font-size-asian="10.5pt" style:font-style-asian="normal" style:font-size-complex="12pt" style:font-style-complex="normal"/>
    </style:style>
    <style:style style:name="T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19d7af"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1b80f5"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01bf364"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219d17"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2444e1"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2b2a0d"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298dae"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font-size="12pt" fo:font-style="italic" fo:font-weight="normal" officeooo:rsid="0019b496" style:font-size-asian="12pt" style:font-style-asian="italic" style:font-weight-asian="normal" style:font-size-complex="12pt" style:font-style-complex="italic" style:font-weight-complex="normal"/>
    </style:style>
    <style:style style:name="T49" style:family="text">
      <style:text-properties fo:font-size="12pt" fo:font-style="italic" fo:font-weight="normal" officeooo:rsid="0019d7af" style:font-size-asian="12pt" style:font-style-asian="italic" style:font-weight-asian="normal" style:font-size-complex="12pt" style:font-style-complex="italic" style:font-weight-complex="normal"/>
    </style:style>
    <style:style style:name="T50" style:family="text">
      <style:text-properties fo:font-size="12pt" fo:font-style="italic" fo:font-weight="normal" officeooo:rsid="001bf364" style:font-size-asian="12pt" style:font-style-asian="italic" style:font-weight-asian="normal" style:font-size-complex="12pt" style:font-style-complex="italic" style:font-weight-complex="normal"/>
    </style:style>
    <style:style style:name="T51" style:family="text">
      <style:text-properties fo:font-size="12pt" fo:font-style="italic" fo:font-weight="normal" officeooo:rsid="001d97d8" style:font-size-asian="12pt" style:font-style-asian="italic" style:font-weight-asian="normal" style:font-size-complex="12pt" style:font-style-complex="italic" style:font-weight-complex="normal"/>
    </style:style>
    <style:style style:name="T52" style:family="text">
      <style:text-properties fo:font-size="12pt" fo:font-style="italic" fo:font-weight="normal" officeooo:rsid="001f80a4" style:font-size-asian="12pt" style:font-style-asian="italic" style:font-weight-asian="normal" style:font-size-complex="12pt" style:font-style-complex="italic" style:font-weight-complex="normal"/>
    </style:style>
    <style:style style:name="T53" style:family="text">
      <style:text-properties fo:font-size="12pt" fo:font-style="italic" fo:font-weight="normal" officeooo:rsid="001fe1e5" style:font-size-asian="12pt" style:font-style-asian="italic" style:font-weight-asian="normal" style:font-size-complex="12pt" style:font-style-complex="italic" style:font-weight-complex="normal"/>
    </style:style>
    <style:style style:name="T54" style:family="text">
      <style:text-properties fo:font-size="12pt" fo:font-weight="normal" style:font-size-asian="10.5pt" style:font-weight-asian="normal" style:font-size-complex="12pt" style:font-weight-complex="normal"/>
    </style:style>
    <style:style style:name="T55" style:family="text">
      <style:text-properties fo:font-size="12pt" fo:font-weight="normal" officeooo:rsid="0025045b" style:font-size-asian="10.5pt" style:font-weight-asian="normal" style:font-size-complex="12pt" style:font-weight-complex="normal"/>
    </style:style>
    <style:style style:name="T56" style:family="text">
      <style:text-properties fo:font-size="12pt" fo:font-weight="normal" officeooo:rsid="00298dae" style:font-size-asian="10.5pt" style:font-weight-asian="normal" style:font-size-complex="12pt" style:font-weight-complex="normal"/>
    </style:style>
    <style:style style:name="T57" style:family="text">
      <style:text-properties fo:font-size="12pt" fo:font-weight="normal" officeooo:rsid="002b2a0d" style:font-size-asian="10.5pt" style:font-weight-asian="normal" style:font-size-complex="12pt" style:font-weight-complex="normal"/>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2pt" style:font-size-asian="10.5pt" style:font-size-complex="12pt"/>
    </style:style>
    <style:style style:name="T60" style:family="text">
      <style:text-properties style:font-size-asian="12pt"/>
    </style:style>
    <style:style style:name="T61" style:family="text">
      <style:text-properties officeooo:rsid="0019b496" style:font-size-asian="12pt"/>
    </style:style>
    <style:style style:name="T62" style:family="text">
      <style:text-properties officeooo:rsid="0019b496"/>
    </style:style>
    <style:style style:name="T63" style:family="text">
      <style:text-properties officeooo:rsid="001fb422"/>
    </style:style>
    <style:style style:name="T64" style:family="text">
      <style:text-properties fo:font-weight="normal" style:font-weight-asian="normal" style:font-weight-complex="normal"/>
    </style:style>
    <style:style style:name="T65" style:family="text">
      <style:text-properties fo:font-weight="normal" officeooo:rsid="0028cbed" style:font-weight-asian="normal" style:font-weight-complex="normal"/>
    </style:style>
    <style:style style:name="T66" style:family="text">
      <style:text-properties officeooo:rsid="0022817b"/>
    </style:style>
    <style:style style:name="T67" style:family="text">
      <style:text-properties fo:font-weight="bold" style:font-weight-asian="bold" style:font-weight-complex="bold"/>
    </style:style>
    <style:style style:name="T68" style:family="text">
      <style:text-properties officeooo:rsid="002b2a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Javascript Array Methods</text:p>
      <text:p text:style-name="P6"/>
      <text:p text:style-name="P7"/>
      <text:p text:style-name="P3"><text:span text:style-name="T2">C</text:span><text:span text:style-name="T1">overting Arrays to Strings</text:span></text:p>
      <text:list xml:id="list2657382058" text:style-name="L1">
        <text:list-item>
          <text:p text:style-name="P12">The <text:span text:style-name="T4">toString()</text:span> method converts an array to a string of (comma separated) array values.</text:p>
          <text:list>
            <text:list-item>
              <text:p text:style-name="P12">ex. <text:span text:style-name="T4">const fruits = ['apple', 'orange', 'pear']; | fruits.toString(); | returns apple,orange,pear</text:span></text:p>
            </text:list-item>
          </text:list>
        </text:list-item>
        <text:list-item>
          <text:p text:style-name="P12">The <text:span text:style-name="T4">join()</text:span> method works similarly to <text:span text:style-name="T4">toString()</text:span> but you are able to specify the separator.</text:p>
          <text:list>
            <text:list-item>
              <text:p text:style-name="P12">ex. <text:span text:style-name="T4">const fruits = ['apple', 'orange', 'pear']; | </text:span>fruits.join(' * '); | returns apple * orange * pear</text:p>
              <text:p text:style-name="P12"/>
            </text:list-item>
          </text:list>
        </text:list-item>
      </text:list>
      <text:p text:style-name="P8">Popping and Pushing</text:p>
      <text:list xml:id="list2559079727" text:style-name="L2">
        <text:list-item>
          <text:p text:style-name="P13">Popping and pushing works by popping items <text:span text:style-name="T9">out</text:span> of an array, or pushing <text:span text:style-name="T9">into</text:span> an array.</text:p>
        </text:list-item>
      </text:list>
      <text:p text:style-name="P3"><text:span text:style-name="T1"><text:tab/></text:span><text:span text:style-name="T60">Pop</text:span><text:span text:style-name="T61">ping</text:span></text:p>
      <text:list xml:id="list2095815743" text:style-name="L3">
        <text:list-item>
          <text:p text:style-name="P37">The pop() method removes the last element from an array.</text:p>
          <text:list>
            <text:list-item>
              <text:p text:style-name="P14"><text:span text:style-name="T60">ex. </text:span><text:span text:style-name="T10">const fruits = ['apple', 'orange', 'pear']; | fruits.pop(); | </text:span><text:span text:style-name="T60">removes 'pear' from fruits.</text:span></text:p>
            </text:list-item>
          </text:list>
        </text:list-item>
        <text:list-item>
          <text:p text:style-name="P37">The pop() method returns the value that was 'popped out'.</text:p>
          <text:p text:style-name="P37"/>
        </text:list-item>
      </text:list>
      <text:p text:style-name="P4"><text:tab/>Push<text:span text:style-name="T62">ing</text:span></text:p>
      <text:list xml:id="list2344196961" text:style-name="L4">
        <text:list-item>
          <text:p text:style-name="P38">The <text:span text:style-name="T4">push()</text:span> method adds a new element to an array (at the end).</text:p>
          <text:list>
            <text:list-item>
              <text:p text:style-name="P38">ex. <text:span text:style-name="T4">const fruits = ['apple, 'orange', 'pear']; | fruits.push('banana'); | </text:span>fruit will contain banana at fruits[3];</text:p>
            </text:list-item>
          </text:list>
        </text:list-item>
        <text:list-item>
          <text:p text:style-name="P38">The push() method returns the new array length.</text:p>
        </text:list-item>
      </text:list>
      <text:p text:style-name="P8"/>
      <text:p text:style-name="P8">Shifting Elements</text:p>
      <text:list xml:id="list1287991336" text:style-name="L5">
        <text:list-item>
          <text:p text:style-name="P15">Shifting is equivalent to popping, where it removes an element but shifting removes the first element of the array and 'shifts' all other elements to a lower index.</text:p>
        </text:list-item>
        <text:list-item>
          <text:p text:style-name="P61"><text:span text:style-name="T24">The </text:span><text:span text:style-name="T40">shift()</text:span><text:span text:style-name="T24"> method removes the array's first element.</text:span></text:p>
          <text:list>
            <text:list-item>
              <text:p text:style-name="P75"><text:span text:style-name="T54">ex. </text:span><text:span text:style-name="T39">const fruits = </text:span><text:span text:style-name="T48">['apple', 'orange', 'pear']</text:span><text:span text:style-name="T47">; | fruits.shift(); | </text:span><text:span text:style-name="T58">removes 'apple' from fruits</text:span></text:p>
            </text:list-item>
          </text:list>
        </text:list-item>
        <text:list-item>
          <text:p text:style-name="P75"><text:span text:style-name="T58">The </text:span><text:span text:style-name="T47">shift()</text:span><text:span text:style-name="T58"> method returns the value that was 'shifted out'.</text:span></text:p>
        </text:list-item>
      </text:list>
      <text:p text:style-name="P1"/>
      <text:list xml:id="list143438117931160" text:continue-numbering="true" text:style-name="L5">
        <text:list-item>
          <text:p text:style-name="P75"><text:span text:style-name="T58">The </text:span><text:span text:style-name="T47">unshift()</text:span><text:span text:style-name="T58"> method adds a new element to an array (at the beginning), and 'unshifts' older elements.</text:span></text:p>
          <text:list>
            <text:list-item>
              <text:p text:style-name="P61"><text:span text:style-name="T24">ex. </text:span><text:span text:style-name="T40">const fruits = </text:span><text:span text:style-name="T48">['apple', 'orange', 'pear']</text:span><text:span text:style-name="T49">; | fruits.unshift(); | </text:span><text:span text:style-name="T33">adds 'apple' to fruits</text:span></text:p>
            </text:list-item>
          </text:list>
        </text:list-item>
        <text:list-item>
          <text:p text:style-name="P78"><text:span text:style-name="T33">T</text:span><text:span text:style-name="T32">he </text:span><text:span text:style-name="T47">unshift()</text:span><text:span text:style-name="T32"> method returns a new array length.</text:span></text:p>
        </text:list-item>
      </text:list>
      <text:p text:style-name="P8"/>
      <text:p text:style-name="P8">Deleting Elements</text:p>
      <text:list xml:id="list2373071268" text:style-name="L6">
        <text:list-item>
          <text:p text:style-name="P16">Since Javascript Arrays are objects, elements can be deleted by using the Javascript operator <text:span text:style-name="T4">delete</text:span></text:p>
          <text:list>
            <text:list-item>
              <text:p text:style-name="P62"><text:span text:style-name="T24">ex. </text:span><text:span text:style-name="T40">const fruits = </text:span><text:span text:style-name="T48">['apple', 'orange', 'pear']</text:span><text:span text:style-name="T49">; | delete fruits[0]; | </text:span><text:span text:style-name="T33">changes first element to 'undefined' in fruits</text:span></text:p>
            </text:list-item>
          </text:list>
        </text:list-item>
        <text:list-item>
          <text:p text:style-name="P79"><text:span text:style-name="T32">Using </text:span><text:span text:style-name="T47">delete</text:span><text:span text:style-name="T32"> may leave 'undefined' holes in the array. Using </text:span><text:span text:style-name="T47">pop() or shift()</text:span><text:span text:style-name="T32"> prevents 'undefined' from showing up.</text:span></text:p>
          <text:p text:style-name="P39"/>
        </text:list-item>
      </text:list>
      <text:p text:style-name="P8">Splicing an Array</text:p>
      <text:list xml:id="list2329694926" text:style-name="L7">
        <text:list-item>
          <text:p text:style-name="P63"><text:span text:style-name="T25">The </text:span><text:span text:style-name="T41">splice(</text:span><text:span text:style-name="T42">position, number of elements removed</text:span><text:span text:style-name="T41">)</text:span><text:span text:style-name="T25"> method is used to add new items to an array.</text:span><text:span text:style-name="T26"> This method can be used to position the new items within the array (rather than the beginning or end)</text:span></text:p>
          <text:list>
            <text:list-item>
              <text:p text:style-name="P64"><text:soft-page-break/><text:span text:style-name="T24">ex. </text:span><text:span text:style-name="T40">const fruits = </text:span><text:span text:style-name="T48">['apple', 'orange', 'pear']</text:span><text:span text:style-name="T49">; | </text:span><text:span text:style-name="T50">fruits.splice(1, 0, 'grapes')</text:span><text:span text:style-name="T49">; | </text:span><text:span text:style-name="T34">adds 'grapes' to fruits[2], after 'orange' before 'pear'. No elements removed.</text:span></text:p>
            </text:list-item>
          </text:list>
        </text:list-item>
        <text:list-item>
          <text:p text:style-name="P80"><text:span text:style-name="T32">The </text:span><text:span text:style-name="T47">splice()</text:span><text:span text:style-name="T32"> method returns an array with the deleted items.</text:span></text:p>
        </text:list-item>
      </text:list>
      <text:p text:style-name="P2"/>
      <text:p text:style-name="P5"><text:span text:style-name="T32"><text:tab/></text:span><text:span text:style-name="T22">splice() to Remove Elements</text:span></text:p>
      <text:list xml:id="list2434815028" text:style-name="L8">
        <text:list-item>
          <text:p text:style-name="P40"><text:span text:style-name="T4">splice()</text:span> can be used to remove elements without leaving 'undefined' holes.</text:p>
        </text:list-item>
        <text:list-item>
          <text:p text:style-name="P65"><text:span text:style-name="T53">splice() </text:span><text:span text:style-name="T37">parameters are </text:span><text:span text:style-name="T53">splice(start, deleteCount, items1, items2, itemsN);</text:span></text:p>
          <text:list>
            <text:list-item>
              <text:p text:style-name="P66"><text:span text:style-name="T24">ex. </text:span><text:span text:style-name="T40">const fruits = </text:span><text:span text:style-name="T48">['apple', 'orange', 'pear']</text:span><text:span text:style-name="T49">; | </text:span><text:span text:style-name="T50">fruits.splice(</text:span><text:span text:style-name="T51">0, 1</text:span><text:span text:style-name="T50">)</text:span><text:span text:style-name="T49">; | </text:span><text:span text:style-name="T35">removes 'apple'</text:span></text:p>
            </text:list-item>
          </text:list>
        </text:list-item>
      </text:list>
      <text:p text:style-name="P2"/>
      <text:p text:style-name="P3"><text:span text:style-name="T1">Merging </text:span><text:span text:style-name="T3">(Concatenating) </text:span><text:span text:style-name="T1">Arrays</text:span></text:p>
      <text:list xml:id="list2324112508" text:style-name="L9">
        <text:list-item>
          <text:p text:style-name="P17">The <text:span text:style-name="T4">concat()</text:span><text:span text:style-name="T9"> </text:span>method creates a new array by merging (concatenating) existing arrays:</text:p>
        </text:list-item>
        <text:list-item>
          <text:p text:style-name="P17">The <text:span text:style-name="T4">concat()</text:span> method can take any number of array arguments or string arguments.</text:p>
          <text:list>
            <text:list-item>
              <text:p text:style-name="P67"><text:span text:style-name="T24">ex. </text:span><text:span text:style-name="T40">const fruits = </text:span><text:span text:style-name="T48">['apple', 'orange', 'pear']</text:span><text:span text:style-name="T49">; | </text:span><text:span text:style-name="T52">const vegetables = ['lettuce', 'celery']; | const fruitsAndVegetables = fruits.concat(vegetables); | </text:span><text:span text:style-name="T36">fruitsAndVegetables will have fruits and vegetable items.</text:span></text:p>
            </text:list-item>
          </text:list>
        </text:list-item>
        <text:list-item>
          <text:p text:style-name="P46"/>
        </text:list-item>
      </text:list>
      <text:p text:style-name="P8">Slicing an Array</text:p>
      <text:list xml:id="list2697173543" text:style-name="L10">
        <text:list-item>
          <text:p text:style-name="P18">The <text:span text:style-name="T4">slice()</text:span> method slices out a piece of an array into a new array. This method does not remove any elements from the source array.</text:p>
          <text:list>
            <text:list-item>
              <text:p text:style-name="P68"><text:span text:style-name="T24">ex. </text:span><text:span text:style-name="T40">const fruits = </text:span><text:span text:style-name="T48">['apple', 'orange', 'pear']</text:span><text:span text:style-name="T49">; | </text:span><text:span text:style-name="T52">fruits.slice(1); | </text:span><text:span text:style-name="T36">returns 'orange', 'pear'</text:span></text:p>
            </text:list-item>
          </text:list>
        </text:list-item>
        <text:list-item>
          <text:p text:style-name="P81"><text:span text:style-name="T32">The </text:span><text:span text:style-name="T47">slice()</text:span><text:span text:style-name="T32"> method can take two arguments. </text:span><text:span text:style-name="T47">slice(starting index, ending index(excluded)</text:span></text:p>
          <text:list>
            <text:list-item>
              <text:p text:style-name="P41">It does not include the end argument index.</text:p>
            </text:list-item>
          </text:list>
        </text:list-item>
        <text:list-item>
          <text:p text:style-name="P41">If the end argument is omitted, the rest of the array will be sliced out.</text:p>
          <text:p text:style-name="P41"/>
        </text:list-item>
      </text:list>
      <text:p text:style-name="P9">Automatic toString()</text:p>
      <text:list xml:id="list2927416397" text:style-name="L11">
        <text:list-item>
          <text:p text:style-name="P19">Javascript automatically converts an array to a comma separated string when a primitive value is expected. All Javascript objets have a <text:span text:style-name="T4">toString()</text:span> method.</text:p>
          <text:list>
            <text:list-item>
              <text:p text:style-name="P47">fruits.toString(); <text:span text:style-name="T63">|</text:span><text:span text:style-name="T12"> </text:span>fruits<text:span text:style-name="T63">;<text:tab/></text:span><text:span text:style-name="T13">:</text:span><text:span text:style-name="T63"> </text:span><text:span text:style-name="T12">produces the same result</text:span></text:p>
            </text:list-item>
          </text:list>
        </text:list-item>
      </text:list>
      <text:p text:style-name="P20"/>
      <text:p text:style-name="P82">Array.filter()</text:p>
      <text:list xml:id="list288258165" text:style-name="L12">
        <text:list-item>
          <text:p text:style-name="P48"><text:span text:style-name="T12">The </text:span>filter()<text:span text:style-name="T12"> method creates a new array with all elements that pass the test implemented by the provided function.</text:span></text:p>
        </text:list-item>
        <text:list-item>
          <text:p text:style-name="P102"><text:span text:style-name="T12">The </text:span>filter<text:span text:style-name="T5">() </text:span><text:span text:style-name="T14">method calls a provided callbackFn once for each element in an array, and constructs a new array of all the values where callbackFn returns true. callbackFn is only invoked for indexes that has values, and will skip indexes where a value was never assigned or has been deleted.</text:span></text:p>
        </text:list-item>
        <text:list-item>
          <text:p text:style-name="P21">The syntax is:</text:p>
          <text:list>
            <text:list-item>
              <text:p text:style-name="P21">Arrow function:</text:p>
              <text:list>
                <text:list-item>
                  <text:p text:style-name="P48">filter((element, index, array) =&gt; {function with test})</text:p>
                </text:list-item>
              </text:list>
            </text:list-item>
            <text:list-item>
              <text:p text:style-name="P48">Callback function:</text:p>
              <text:list>
                <text:list-item>
                  <text:p text:style-name="P48">filter(callbackFn)</text:p>
                </text:list-item>
              </text:list>
            </text:list-item>
            <text:list-item>
              <text:p text:style-name="P48">Inline callback function</text:p>
              <text:list>
                <text:list-item>
                  <text:p text:style-name="P48">filter(function callbackFn(element, index, array) {function with test}, thisArg)</text:p>
                  <text:p text:style-name="P48"/>
                </text:list-item>
              </text:list>
            </text:list-item>
          </text:list>
        </text:list-item>
        <text:list-item>
          <text:p text:style-name="P21">Parameters:</text:p>
          <text:list>
            <text:list-item>
              <text:p text:style-name="P69"><text:span text:style-name="T21">callbackFn</text:span><text:span text:style-name="T27">: Function is a predicate, to test each element of the array. Returns a value that coerces to true to </text:span><text:span text:style-name="T43">keep</text:span><text:span text:style-name="T27"> the element, or false to ignore.</text:span></text:p>
            </text:list-item>
            <text:list-item>
              <text:p text:style-name="P86"><text:span text:style-name="T38">element: </text:span><text:span text:style-name="T23">The current element being processed in the array.</text:span></text:p>
            </text:list-item>
            <text:list-item>
              <text:p text:style-name="P86"><text:soft-page-break/><text:span text:style-name="T38">index (optional): </text:span><text:span text:style-name="T23">The index of the current element being processed in the array.</text:span></text:p>
            </text:list-item>
            <text:list-item>
              <text:p text:style-name="P86"><text:span text:style-name="T38">array (optional): </text:span><text:span text:style-name="T23">The array </text:span><text:span text:style-name="T39">filter</text:span><text:span text:style-name="T23"> was called upon.</text:span></text:p>
            </text:list-item>
            <text:list-item>
              <text:p text:style-name="P86"><text:span text:style-name="T38">thisArg (optional): </text:span><text:span text:style-name="T23">Value to use as </text:span><text:span text:style-name="T39">this</text:span><text:span text:style-name="T23"> when executing callbackFn.</text:span></text:p>
              <text:p text:style-name="P21"/>
            </text:list-item>
          </text:list>
        </text:list-item>
        <text:list-item>
          <text:p text:style-name="P22">Example: Find all prime numbers in an array.</text:p>
          <text:list>
            <text:list-item>
              <text:p text:style-name="P87"><text:span text:style-name="T23">ex. </text:span><text:span text:style-name="T39">let numbers = [0,1,2,3,4,5,6,7,8,9,10];</text:span></text:p>
              <text:list>
                <text:list-header>
                  <text:p text:style-name="P49">let primeNumbers = numbers.filter(function isPrime(num) {</text:p>
                  <text:list>
                    <text:list-header>
                      <text:p text:style-name="P49">for(let i = 2; num &gt; i; i++) {</text:p>
                      <text:list>
                        <text:list-header>
                          <text:p text:style-name="P22">if (num % i == 0) {<text:line-break/><text:tab/>return false;</text:p>
                          <text:p text:style-name="P22">}</text:p>
                        </text:list-header>
                      </text:list>
                      <text:p text:style-name="P22">}</text:p>
                      <text:p text:style-name="P22">return num &gt; 1;</text:p>
                    </text:list-header>
                  </text:list>
                </text:list-header>
              </text:list>
            </text:list-item>
          </text:list>
        </text:list-item>
      </text:list>
      <text:p text:style-name="P10"><text:span text:style-name="T23"><text:tab/><text:tab/>}</text:span><text:span text:style-name="T29">);</text:span></text:p>
      <text:p text:style-name="P23"><text:tab/><text:tab/></text:p>
      <text:p text:style-name="P82">Array.map()</text:p>
      <text:list xml:id="list2908727902" text:style-name="L13">
        <text:list-item>
          <text:p text:style-name="P24">The <text:span text:style-name="T4">map()</text:span> method creates a new array populated with the results of calling a provided function on every element in the calling array.</text:p>
        </text:list-item>
        <text:list-item>
          <text:p text:style-name="P50">map()<text:span text:style-name="T12"> provides a callbackFn function once for each element in an array, in order, and constructs a new array from the results. callbackFn is invoked only for indexes of the array which have assigned values (incl. </text:span>undefined). <text:span text:style-name="T12">It is not called for indexes which has never been set a value or have been deleted.</text:span></text:p>
          <text:p text:style-name="P24"/>
        </text:list-item>
        <text:list-item>
          <text:p text:style-name="P24">The syntax is:</text:p>
          <text:list>
            <text:list-item>
              <text:p text:style-name="P24">Arrow function:</text:p>
              <text:list>
                <text:list-item>
                  <text:p text:style-name="P50">map((element<text:span text:style-name="T66">, index, array</text:span>) =&gt; {function code here})</text:p>
                </text:list-item>
              </text:list>
            </text:list-item>
            <text:list-item>
              <text:p text:style-name="P24">Callback function:</text:p>
              <text:list>
                <text:list-item>
                  <text:p text:style-name="P50">map(callbackFn<text:span text:style-name="T66">, thisArg</text:span>)</text:p>
                </text:list-item>
              </text:list>
            </text:list-item>
            <text:list-item>
              <text:p text:style-name="P24">Inline callback function:</text:p>
              <text:list>
                <text:list-item>
                  <text:p text:style-name="P50">map(function callbackFn(element, index, array) {function<text:span text:style-name="T66"> code here}, thisArg)</text:span></text:p>
                </text:list-item>
              </text:list>
            </text:list-item>
          </text:list>
        </text:list-item>
        <text:list-item>
          <text:p text:style-name="P25">Parameters:</text:p>
          <text:list>
            <text:list-item>
              <text:p text:style-name="P42">callbackFn: <text:span text:style-name="T64">Function that is called for every element of </text:span><text:span text:style-name="T11">arr</text:span><text:span text:style-name="T64">. Each time callbackFn executes, the returned value is added to </text:span><text:span text:style-name="T11">newArray.</text:span></text:p>
            </text:list-item>
            <text:list-item>
              <text:p text:style-name="P42">element: <text:span text:style-name="T64">The current element being processed in the array.</text:span></text:p>
            </text:list-item>
            <text:list-item>
              <text:p text:style-name="P42">index (optional): <text:span text:style-name="T64">The index of the current element being processed in the array.</text:span></text:p>
            </text:list-item>
            <text:list-item>
              <text:p text:style-name="P42">array (optional): <text:span text:style-name="T64">The array </text:span><text:span text:style-name="T11">map</text:span><text:span text:style-name="T64"> was called upon.</text:span></text:p>
            </text:list-item>
            <text:list-item>
              <text:p text:style-name="P42">thisArg (optional): <text:span text:style-name="T64">Value to use as </text:span><text:span text:style-name="T11">this</text:span><text:span text:style-name="T64"> when executing callbackFn.</text:span></text:p>
              <text:p text:style-name="P25"/>
            </text:list-item>
          </text:list>
        </text:list-item>
        <text:list-item>
          <text:p text:style-name="P88">When not to use map:</text:p>
          <text:list>
            <text:list-item>
              <text:p text:style-name="P88">You should not use <text:span text:style-name="T4">map</text:span><text:span text:style-name="T6">() </text:span><text:span text:style-name="T15">if:</text:span></text:p>
              <text:list>
                <text:list-item>
                  <text:p text:style-name="P88">you're not using the array it returns</text:p>
                </text:list-item>
                <text:list-item>
                  <text:p text:style-name="P88">you're<text:span text:style-name="T66"> not returning a value from the callback</text:span></text:p>
                  <text:p text:style-name="P88"/>
                </text:list-item>
              </text:list>
            </text:list-item>
          </text:list>
        </text:list-item>
        <text:list-item>
          <text:p text:style-name="P89">Example: Mapping an array of numbers to an array of squared numbers.</text:p>
          <text:list>
            <text:list-item>
              <text:p text:style-name="P89">ex. <text:span text:style-name="T4">let numbers = [1,2,3,4,5];</text:span></text:p>
              <text:list>
                <text:list-header>
                  <text:p text:style-name="P91">let roots = numbers.map((num) =&gt; {return num * num});</text:p>
                  <text:p text:style-name="P88"/>
                </text:list-header>
              </text:list>
            </text:list-item>
          </text:list>
        </text:list-item>
      </text:list>
      <text:p text:style-name="P82">Array.sort()</text:p>
      <text:list xml:id="list1117168987" text:style-name="L14">
        <text:list-item>
          <text:p text:style-name="P70"><text:soft-page-break/><text:span text:style-name="T28">The </text:span><text:span text:style-name="T44">sort()</text:span><text:span text:style-name="T28"> method sorts the elements in an array and returns the sorted array. The default sort order is ascending, built upon converting the elements into strings, and comparing their sequence of UTF-16 code unit values.</text:span></text:p>
          <text:list>
            <text:list-item>
              <text:p text:style-name="P93"><text:span text:style-name="T28">B</text:span><text:span text:style-name="T23">ecause numbers are also converted to strings, '80' will come before '9', according to unicode value.</text:span></text:p>
            </text:list-item>
          </text:list>
        </text:list-item>
        <text:list-item>
          <text:p text:style-name="P26">The syntax is:</text:p>
          <text:list>
            <text:list-item>
              <text:p text:style-name="P26">Functionless:</text:p>
              <text:list>
                <text:list-item>
                  <text:p text:style-name="P51">sort()</text:p>
                </text:list-item>
              </text:list>
            </text:list-item>
            <text:list-item>
              <text:p text:style-name="P26">Arrow function:</text:p>
              <text:list>
                <text:list-item>
                  <text:p text:style-name="P51">sort((firstElement, secondElement) =&gt; {...})</text:p>
                </text:list-item>
              </text:list>
            </text:list-item>
            <text:list-item>
              <text:p text:style-name="P26">Compare function:</text:p>
              <text:list>
                <text:list-item>
                  <text:p text:style-name="P51">sort(compareFn)</text:p>
                </text:list-item>
              </text:list>
            </text:list-item>
            <text:list-item>
              <text:p text:style-name="P26">Inline compare function</text:p>
              <text:list>
                <text:list-item>
                  <text:p text:style-name="P51">sort(function compareFn(firstElement, secondElement) {...})</text:p>
                  <text:p text:style-name="P51"/>
                </text:list-item>
              </text:list>
            </text:list-item>
          </text:list>
        </text:list-item>
        <text:list-item>
          <text:p text:style-name="P26">Parameters:</text:p>
          <text:list>
            <text:list-item>
              <text:p text:style-name="P77"><text:span text:style-name="T59">compareFunction (optional): </text:span><text:span text:style-name="T55">Specifies a function that defines the sort order. If omitted, the array elements are converted to strings, and then sorted according to each characters UTF-16 code value.</text:span></text:p>
              <text:list>
                <text:list-item>
                  <text:p text:style-name="P30">If compareFunction (a, b) returns a value &gt; than 0, sort b before a.</text:p>
                </text:list-item>
                <text:list-item>
                  <text:p text:style-name="P30">If compareFunction (a, b) returns a value &lt; than 0, sort a before b.</text:p>
                </text:list-item>
                <text:list-item>
                  <text:p text:style-name="P30">If compareFunction (a, b) returns 0, a and b are considered equal.</text:p>
                </text:list-item>
                <text:list-item>
                  <text:p text:style-name="P30">compareFunction(a, b) must always return the same value when given a specified pair of elements, if inconsistent, then sort order is undefined.</text:p>
                </text:list-item>
              </text:list>
            </text:list-item>
            <text:list-item>
              <text:p text:style-name="P30">firstElement: The first element for comparison.</text:p>
            </text:list-item>
            <text:list-item>
              <text:p text:style-name="P30">secondElement: The second element for comparison.</text:p>
              <text:p text:style-name="P30"/>
            </text:list-item>
          </text:list>
        </text:list-item>
        <text:list-item>
          <text:p text:style-name="P90"><text:span text:style-name="T23">Example:</text:span><text:span text:style-name="T29"> Sorting an array of numbers to smallest to largest</text:span></text:p>
          <text:list>
            <text:list-item>
              <text:p text:style-name="P94"><text:span text:style-name="T23">ex. </text:span><text:span text:style-name="T39">let numbers = [1, 5, 76, 23, 3, 199, 302, 0];</text:span></text:p>
              <text:list>
                <text:list-header>
                  <text:p text:style-name="P52">let sortedNumbers = numbers.sort((firstNum, secondNum) =&gt; {</text:p>
                  <text:list>
                    <text:list-header>
                      <text:p text:style-name="P52">return secondNum - firstNum;</text:p>
                    </text:list-header>
                  </text:list>
                </text:list-header>
              </text:list>
            </text:list-item>
          </text:list>
        </text:list-item>
      </text:list>
      <text:p text:style-name="P53"><text:tab/><text:tab/>});</text:p>
      <text:p text:style-name="P53"/>
      <text:p text:style-name="P82">Array.reduce()</text:p>
      <text:list xml:id="list438763169" text:style-name="L15">
        <text:list-item>
          <text:p text:style-name="P31">The <text:span text:style-name="T4">reduce()</text:span> method executes a user-supplied 'reducer' callback function on each element of an array, passing in the return value from the calculation on the preceding element. The final result of running the reducer across all elements of an array is a single value.</text:p>
        </text:list-item>
        <text:list-item>
          <text:p text:style-name="P31">Example with context: <text:span text:style-name="T4">reduce()</text:span> can be used to return the sum of all the elements in an array.</text:p>
          <text:list>
            <text:list-item>
              <text:p text:style-name="P31">The reducer walks through the array element-by-element, adding each current array value to the result from the previous step, until there is no more elements to add.</text:p>
              <text:p text:style-name="P31"/>
            </text:list-item>
          </text:list>
        </text:list-item>
        <text:list-item>
          <text:p text:style-name="P31">The syntax is:</text:p>
          <text:list>
            <text:list-item>
              <text:p text:style-name="P31">Arrow function:</text:p>
              <text:list>
                <text:list-item>
                  <text:p text:style-name="P54">reduce((previousValue, currentValue, currentIndex, array) =&gt; {...}, initialValue)</text:p>
                </text:list-item>
              </text:list>
            </text:list-item>
            <text:list-item>
              <text:p text:style-name="P31">Callback function:</text:p>
              <text:list>
                <text:list-item>
                  <text:p text:style-name="P31">reduce(callbackFn, initialValue)</text:p>
                </text:list-item>
              </text:list>
            </text:list-item>
            <text:list-item>
              <text:p text:style-name="P31">inline callback function:</text:p>
              <text:list>
                <text:list-item>
                  <text:p text:style-name="P31">reduce(function callbackFn<text:span text:style-name="T4">(previousValue, currentValue, currentIndex, array) {...}, initialValue)</text:span></text:p>
                </text:list-item>
              </text:list>
            </text:list-item>
          </text:list>
        </text:list-item>
      </text:list>
      <text:p text:style-name="P55"><text:soft-page-break/></text:p>
      <text:list xml:id="list143438531622757" text:continue-numbering="true" text:style-name="L15">
        <text:list-item>
          <text:p text:style-name="P31">Parameters:</text:p>
          <text:list>
            <text:list-item>
              <text:p text:style-name="P43">callbackFn: <text:span text:style-name="T64">A 'reducer' function that takes four arguments:</text:span></text:p>
              <text:list>
                <text:list-item>
                  <text:p text:style-name="P31">previousValue: (the value resulting from the previous call to callbackFn)</text:p>
                </text:list-item>
                <text:list-item>
                  <text:p text:style-name="P31">currentValue: (the value of the current element)</text:p>
                </text:list-item>
                <text:list-item>
                  <text:p text:style-name="P31">currentIndex (optional)</text:p>
                </text:list-item>
                <text:list-item>
                  <text:p text:style-name="P31">array (the array to traverse) (optional)</text:p>
                </text:list-item>
              </text:list>
            </text:list-item>
            <text:list-item>
              <text:p text:style-name="P43">initialValue (optional): <text:span text:style-name="T64">A value to which previousValue is initialized the first time the callback is called. </text:span></text:p>
              <text:list>
                <text:list-item>
                  <text:p text:style-name="P31">If initialValue is not specified, previousValue is initialized to the first value in the array and current value is initialized to the second value in the array. </text:p>
                </text:list-item>
                <text:list-item>
                  <text:p text:style-name="P31">If it is specified, currentValue is initialized to the first value in the array.</text:p>
                </text:list-item>
              </text:list>
            </text:list-item>
            <text:list-item>
              <text:p text:style-name="P43">Return value<text:span text:style-name="T64">: The value that results from running the 'reducer' callback function to completion over an array.</text:span></text:p>
            </text:list-item>
            <text:list-item>
              <text:p text:style-name="P43">Exceptions: <text:span text:style-name="T64">Throws a </text:span><text:span text:style-name="T11">TypeError</text:span><text:span text:style-name="T64"> if array contains no elements and initialValue is not provided.</text:span></text:p>
              <text:p text:style-name="P31"/>
            </text:list-item>
          </text:list>
        </text:list-item>
        <text:list-item>
          <text:p text:style-name="P44"><text:span text:style-name="T64">Example</text:span><text:span text:style-name="T65">: Sum all the values of an array</text:span></text:p>
          <text:list>
            <text:list-item>
              <text:p text:style-name="P45"><text:span text:style-name="T64">ex. </text:span><text:span text:style-name="T11">let sum = [0,1,2,3,4].reduce(function (previousValue, currentValue) {</text:span></text:p>
              <text:list>
                <text:list-item>
                  <text:list>
                    <text:list-header>
                      <text:p text:style-name="P56">return previousValue + currentValue</text:p>
                      <text:p text:style-name="P56">}, 0);</text:p>
                    </text:list-header>
                  </text:list>
                </text:list-item>
              </text:list>
            </text:list-item>
          </text:list>
        </text:list-item>
      </text:list>
      <text:p text:style-name="P32"/>
      <text:p text:style-name="P84">Array.some()</text:p>
      <text:list xml:id="list3193845220" text:style-name="L17">
        <text:list-item>
          <text:p text:style-name="P95">The method <text:span text:style-name="T4">some</text:span><text:span text:style-name="T7">() </text:span><text:span text:style-name="T16">tests whether at least one element in the array passes the test implemented by the provided function.</text:span></text:p>
        </text:list-item>
        <text:list-item>
          <text:p text:style-name="P96"><text:span text:style-name="T12">The syntax is:</text:span></text:p>
          <text:list>
            <text:list-item>
              <text:p text:style-name="P27">Arrow function:</text:p>
              <text:list>
                <text:list-item>
                  <text:p text:style-name="P57">some((element, index, array) =&gt; {tests})</text:p>
                </text:list-item>
              </text:list>
            </text:list-item>
            <text:list-item>
              <text:p text:style-name="P33">Callback function</text:p>
              <text:list>
                <text:list-item>
                  <text:p text:style-name="P57">some(callbackFn, thisArgs)</text:p>
                </text:list-item>
              </text:list>
            </text:list-item>
            <text:list-item>
              <text:p text:style-name="P72"><text:span text:style-name="T28">Inline c</text:span><text:span text:style-name="T30">allback</text:span><text:span text:style-name="T28"> function</text:span></text:p>
              <text:list>
                <text:list-item>
                  <text:p text:style-name="P57"><text:span text:style-name="T12">some(function callbackFn(element, index, array) {tests...}, thisArgs)</text:span></text:p>
                </text:list-item>
              </text:list>
            </text:list-item>
            <text:list-item>
              <text:p text:style-name="P57"><text:span text:style-name="T12">index, array, and thisArgs are </text:span><text:span text:style-name="T18">optional</text:span><text:span text:style-name="T12">.</text:span></text:p>
              <text:p text:style-name="P57"><text:span text:style-name="T12"/></text:p>
            </text:list-item>
            <text:list-item>
              <text:p text:style-name="P57"><text:span text:style-name="T12">Return value: </text:span><text:span text:style-name="T18">true</text:span><text:span text:style-name="T67"> </text:span><text:span text:style-name="T12">if the callback function returns a truthy value for at least one element in the array, otherwise </text:span><text:span text:style-name="T18">false</text:span><text:span text:style-name="T12">.</text:span></text:p>
            </text:list-item>
          </text:list>
          <text:p text:style-name="P57"><text:span text:style-name="T12"/></text:p>
        </text:list-item>
      </text:list>
      <text:p text:style-name="P84">Array.every()</text:p>
      <text:list xml:id="list365498598" text:style-name="L18">
        <text:list-item>
          <text:p text:style-name="P99">The method <text:span text:style-name="T8">every</text:span><text:span text:style-name="T7">() </text:span><text:span text:style-name="T16">tests whether</text:span><text:span text:style-name="T17"> all</text:span><text:span text:style-name="T16"> element</text:span><text:span text:style-name="T17">s</text:span><text:span text:style-name="T16"> in the array passes the test implemented by the provided function.</text:span></text:p>
        </text:list-item>
        <text:list-item>
          <text:p text:style-name="P97"><text:span text:style-name="T12">The syntax is:</text:span></text:p>
          <text:list>
            <text:list-item>
              <text:p text:style-name="P28">Arrow function:</text:p>
              <text:list>
                <text:list-item>
                  <text:p text:style-name="P73"><text:span text:style-name="T45">every</text:span><text:span text:style-name="T46">((element, index, array) =&gt; {tests})</text:span></text:p>
                </text:list-item>
              </text:list>
            </text:list-item>
            <text:list-item>
              <text:p text:style-name="P34">Callback function</text:p>
              <text:list>
                <text:list-item>
                  <text:p text:style-name="P58"><text:span text:style-name="T68">every</text:span>(callbackFn, thisArgs)</text:p>
                </text:list-item>
              </text:list>
            </text:list-item>
            <text:list-item>
              <text:p text:style-name="P73"><text:span text:style-name="T28">Inline c</text:span><text:span text:style-name="T30">allback</text:span><text:span text:style-name="T28"> function</text:span></text:p>
              <text:list>
                <text:list-item>
                  <text:p text:style-name="P92"><text:span text:style-name="T57">every</text:span><text:span text:style-name="T56">(function callbackFn(element, index, array) {tests...}, thisArgs)</text:span></text:p>
                </text:list-item>
              </text:list>
            </text:list-item>
            <text:list-item>
              <text:p text:style-name="P58"><text:span text:style-name="T12">index, array, and thisArgs are </text:span><text:span text:style-name="T18">optional</text:span><text:span text:style-name="T12">.</text:span></text:p>
              <text:p text:style-name="P58"><text:soft-page-break/><text:span text:style-name="T12"/></text:p>
            </text:list-item>
            <text:list-item>
              <text:p text:style-name="P58"><text:span text:style-name="T12">Return value: </text:span><text:span text:style-name="T18">true</text:span><text:span text:style-name="T67"> </text:span><text:span text:style-name="T12">if the callback function returns a truthy value for at least one element in the array, otherwise </text:span><text:span text:style-name="T18">false</text:span><text:span text:style-name="T12">.</text:span></text:p>
              <text:p text:style-name="P58"><text:span text:style-name="T12"/></text:p>
            </text:list-item>
          </text:list>
        </text:list-item>
      </text:list>
      <text:p text:style-name="P85">Array.find()</text:p>
      <text:list xml:id="list1085734618" text:style-name="L19">
        <text:list-item>
          <text:p text:style-name="P100">The <text:span text:style-name="T4">find</text:span><text:span text:style-name="T8">()</text:span><text:span text:style-name="T17"> method returns the value of the first element in the provided array that satifies the provided testing function. If no values satisfies the testing function, </text:span><text:span text:style-name="T8">undefined</text:span><text:span text:style-name="T17"> is returned.</text:span></text:p>
          <text:list>
            <text:list-item>
              <text:p text:style-name="P101"><text:span text:style-name="T12">If you need the </text:span><text:span text:style-name="T18">index</text:span><text:span text:style-name="T9"> </text:span><text:span text:style-name="T19">of the found element in an array, use </text:span><text:span text:style-name="T11">findIndex()</text:span><text:span text:style-name="T19">.</text:span></text:p>
            </text:list-item>
            <text:list-item>
              <text:p text:style-name="P101"><text:span text:style-name="T19">If you need the </text:span><text:span text:style-name="T18">index of a value</text:span><text:span text:style-name="T19">, use </text:span><text:span text:style-name="T11">indexOf().</text:span></text:p>
            </text:list-item>
            <text:list-item>
              <text:p text:style-name="P76"><text:span text:style-name="T64">If you need to find </text:span><text:span text:style-name="T67">if a value exists</text:span><text:span text:style-name="T64"> in an array, use </text:span><text:span text:style-name="T11">includes().</text:span></text:p>
            </text:list-item>
            <text:list-item>
              <text:p text:style-name="P76"><text:span text:style-name="T64">If you need to find </text:span><text:span text:style-name="T67">if any element </text:span><text:span text:style-name="T64">satifies the testing function, use </text:span><text:span text:style-name="T11">some()</text:span><text:span text:style-name="T64">.</text:span></text:p>
              <text:p text:style-name="P76"><text:span text:style-name="T64"/></text:p>
            </text:list-item>
          </text:list>
        </text:list-item>
        <text:list-item>
          <text:p text:style-name="P98"><text:span text:style-name="T12">The syntax is:</text:span></text:p>
          <text:list>
            <text:list-item>
              <text:p text:style-name="P29">Arrow function:</text:p>
              <text:list>
                <text:list-item>
                  <text:p text:style-name="P74"><text:span text:style-name="T45">find</text:span><text:span text:style-name="T46">((element, index, array) =&gt; {tests})</text:span></text:p>
                </text:list-item>
              </text:list>
            </text:list-item>
            <text:list-item>
              <text:p text:style-name="P35">Callback function</text:p>
              <text:list>
                <text:list-item>
                  <text:p text:style-name="P74"><text:span text:style-name="T45">find</text:span><text:span text:style-name="T46">(callbackFn, thisArgs)</text:span></text:p>
                </text:list-item>
              </text:list>
            </text:list-item>
            <text:list-item>
              <text:p text:style-name="P74"><text:span text:style-name="T28">Inline c</text:span><text:span text:style-name="T30">allback</text:span><text:span text:style-name="T28"> function</text:span></text:p>
              <text:list>
                <text:list-item>
                  <text:p text:style-name="P74"><text:span text:style-name="T45">find</text:span><text:span text:style-name="T46">(function callbackFn(element, index, array) {tests...}, thisArgs)</text:span></text:p>
                </text:list-item>
              </text:list>
            </text:list-item>
            <text:list-item>
              <text:p text:style-name="P59"><text:span text:style-name="T12">index, array, and thisArgs are </text:span><text:span text:style-name="T18">optional</text:span><text:span text:style-name="T12">.</text:span></text:p>
              <text:p text:style-name="P59"><text:span text:style-name="T12"/></text:p>
            </text:list-item>
            <text:list-item>
              <text:p text:style-name="P60"><text:span text:style-name="T12">Return value:</text:span></text:p>
              <text:list>
                <text:list-item>
                  <text:p text:style-name="P74"><text:span text:style-name="T31">The value of the first element in the array that satisfies the testing function. </text:span><text:span text:style-name="T45">undefined</text:span><text:span text:style-name="T31"> if no element is found.</text:span></text:p>
                  <text:p text:style-name="P74"><text:span text:style-name="T31"/></text:p>
                </text:list-item>
              </text:list>
            </text:list-item>
          </text:list>
        </text:list-item>
      </text:list>
      <text:p text:style-name="P83">[...SPREADS]</text:p>
      <text:list xml:id="list2586428609" text:style-name="L20">
        <text:list-item>
          <text:p text:style-name="P36">The spread syntax (...) allows an iterable such as an array expression or string to be expanded in places where zero or more arguments (for function calls) or elements(for array literals) are expected, or an object expression to be expanded in places where zero or more key-value pairs (for object literals) are expected.</text:p>
          <text:list>
            <text:list-item>
              <text:p text:style-name="P36">ex. <text:span text:style-name="T4">function sum(x, y, z) {return x + y + z};</text:span></text:p>
              <text:list>
                <text:list-header>
                  <text:p text:style-name="P36"><text:span text:style-name="T4">const numbers = [1, 2, 3, 4, 5];</text:span></text:p>
                  <text:p text:style-name="P36"><text:span text:style-name="T4">console.log(sum(...numbers));</text:span></text:p>
                </text:list-header>
              </text:list>
            </text:list-item>
          </text:list>
        </text:list-item>
      </text:list>
      <text:p text:style-name="P32"/>
      <text:p text:style-name="P3">Complete Javascript Array Reference</text:p>
      <text:list xml:id="list3996358195" text:style-name="L16">
        <text:list-item>
          <text:p text:style-name="P71"><text:a xlink:type="simple" xlink:href="https://www.w3schools.com/jsref/jsref_obj_array.asp" text:style-name="Internet_20_link" text:visited-style-name="Visited_20_Internet_20_Link"><text:span text:style-name="T20">Javascript Array Reference</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6:52:54.461452928</meta:creation-date>
    <meta:generator>LibreOffice/6.4.7.2$Linux_X86_64 LibreOffice_project/40$Build-2</meta:generator>
    <dc:date>2021-09-30T14:34:36.702006069</dc:date>
    <meta:editing-duration>PT3H19M6S</meta:editing-duration>
    <meta:editing-cycles>22</meta:editing-cycles>
    <meta:document-statistic meta:table-count="0" meta:image-count="0" meta:object-count="0" meta:page-count="6" meta:paragraph-count="216" meta:word-count="2027" meta:character-count="12064" meta:non-whitespace-character-count="10410"/>
  </office:meta>
</office:document-meta>
</file>